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ae_AlArabiya" svg:font-family="ae_AlArabiya"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4.8736in" fo:margin-left="0.9875in" fo:margin-right="0.8313in" table:align="margins" style:writing-mode="lr-tb"/>
    </style:style>
    <style:style style:name="Table1.A" style:family="table-column">
      <style:table-column-properties style:column-width="2.1528in" style:rel-column-width="28952*"/>
    </style:style>
    <style:style style:name="Table1.B" style:family="table-column">
      <style:table-column-properties style:column-width="2.7208in" style:rel-column-width="36583*"/>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ccccc" fo:padding="0.0382in" fo:border="0.0007in solid #000000">
        <style:background-image/>
      </style:table-cell-properties>
    </style:style>
    <style:style style:name="Table1.2" style:family="table-row">
      <style:table-row-properties style:min-row-height="0.216in"/>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size="10.5pt" style:font-size-asian="10.5pt" style:font-size-complex="10.5pt"/>
    </style:style>
    <style:style style:name="P12" style:family="paragraph" style:parent-style-name="Heading_20_1">
      <style:paragraph-properties fo:break-before="page"/>
    </style:style>
    <style:style style:name="P13" style:family="paragraph" style:parent-style-name="Heading_20_4">
      <style:text-properties style:font-name="Arial"/>
    </style:style>
    <style:style style:name="P14" style:family="paragraph" style:parent-style-name="Heading_20_4">
      <style:text-properties fo:font-weight="bold" style:font-weight-asian="bold" style:font-weight-complex="bold"/>
    </style:style>
    <style:style style:name="P15" style:family="paragraph" style:parent-style-name="Code">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3"/>
    <style:style style:name="P24" style:family="paragraph" style:parent-style-name="Standard" style:list-style-name="L5"/>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6"/>
    <style:style style:name="P28" style:family="paragraph" style:parent-style-name="Standard" style:list-style-name="L5"/>
    <style:style style:name="P29" style:family="paragraph" style:parent-style-name="Standard">
      <style:text-properties style:font-name="ARial" fo:font-size="11pt" style:font-size-asian="11pt" style:font-size-complex="11pt"/>
    </style:style>
    <style:style style:name="P30" style:family="paragraph" style:parent-style-name="Standard">
      <style:text-properties style:font-name="Courier new" fo:font-size="10.5pt" style:font-size-asian="10.5pt" style:font-size-complex="10.5pt"/>
    </style:style>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text-properties fo:font-size="10.5pt" style:font-size-asian="10.5pt" style:font-size-complex="10.5pt"/>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10.5pt" style:font-size-asian="10.5pt" style:font-size-complex="10.5pt"/>
    </style:style>
    <style:style style:name="T9" style:family="text">
      <style:text-properties style:font-name="Courier New" fo:font-size="10.5pt" fo:font-weight="normal" style:font-size-asian="10.5pt" style:font-weight-asian="normal" style:font-size-complex="10.5pt" style:font-weight-complex="normal"/>
    </style:style>
    <style:style style:name="T10" style:family="text">
      <style:text-properties style:font-name="Courier New" fo:font-weight="normal" style:font-weight-asian="normal" style:font-weight-complex="normal"/>
    </style:style>
    <style:style style:name="T11" style:family="text">
      <style:text-properties style:font-name="Courier New" style:font-size-asian="10.5pt" style:font-size-complex="10.5pt"/>
    </style:style>
    <style:style style:name="T12" style:family="text">
      <style:text-properties style:font-name="Courier New" fo:font-size="10pt" style:font-size-asian="10pt" style:font-size-complex="10pt"/>
    </style:style>
    <style:style style:name="T13" style:family="text">
      <style:text-properties fo:font-style="italic" style:font-style-asian="italic" style:font-style-complex="italic"/>
    </style:style>
    <style:style style:name="T14" style:family="text">
      <style:text-properties fo:color="#cc0000" style:font-name="Verdana1" fo:font-size="10pt" style:font-size-asian="10pt" style:font-size-complex="10pt"/>
    </style:style>
    <style:style style:name="T15" style:family="text">
      <style:text-properties style:font-size-asian="10.5pt"/>
    </style:style>
    <style:style style:name="T16" style:family="text">
      <style:text-properties style:font-size-asian="10.5pt" style:font-size-complex="10.5pt"/>
    </style:style>
    <style:style style:name="T17" style:family="text">
      <style:text-properties style:font-name="Arial"/>
    </style:style>
    <style:style style:name="T18" style:family="text">
      <style:text-properties style:font-name="Arial" fo:font-size="11pt" style:font-size-asian="11pt" style:font-size-complex="11pt"/>
    </style:style>
    <style:style style:name="T19" style:family="text">
      <style:text-properties style:font-name="Arial" fo:font-size="11pt" fo:font-style="italic" style:font-size-asian="11pt" style:font-style-asian="italic" style:font-size-complex="11pt" style:font-style-complex="italic"/>
    </style:style>
    <style:style style:name="T20" style:family="text">
      <style:text-properties fo:font-size="10.5pt"/>
    </style:style>
    <style:style style:name="T21" style:family="text">
      <style:text-properties fo:font-size="10.5pt" style:font-size-asian="10.5pt" style:font-size-complex="10.5pt"/>
    </style:style>
    <style:style style:name="T22" style:family="text">
      <style:text-properties fo:font-size="10.5pt" fo:font-weight="normal" style:font-size-asian="10.5pt" style:font-weight-asian="normal" style:font-size-complex="10.5pt" style:font-weight-complex="normal"/>
    </style:style>
    <style:style style:name="T23" style:family="text">
      <style:text-properties fo:font-weight="normal" style:font-weight-asian="normal" style:font-weight-complex="normal"/>
    </style:style>
    <style:style style:name="T24" style:family="text">
      <style:text-properties style:font-name="Verdana1"/>
    </style:style>
    <style:style style:name="T25" style:family="text">
      <style:text-properties fo:font-style="normal" style:font-style-asian="normal" style:font-style-complex="normal"/>
    </style:style>
    <style:style style:name="T26" style:family="text">
      <style:text-properties style:font-name="Courier New2"/>
    </style:style>
    <style:style style:name="T27" style:family="text">
      <style:text-properties style:font-name="Courier New2" fo:font-size="10.5pt" style:font-size-asian="10.5pt" style:font-size-complex="10.5pt"/>
    </style:style>
    <style:style style:name="T28" style:family="text">
      <style:text-properties style:font-name="Courier New2" fo:font-size="10pt" style:font-size-asian="10.5pt" style:font-size-complex="10.5pt"/>
    </style:style>
    <style:style style:name="T29" style:family="text">
      <style:text-properties style:font-name="ARial" fo:font-size="11pt" style:font-size-asian="11pt" style:font-size-complex="11pt"/>
    </style:style>
    <style:style style:name="T30" style:family="text">
      <style:text-properties fo:font-size="11pt" style:font-size-asian="11pt" style:font-size-complex="11pt"/>
    </style:style>
    <style:style style:name="T31" style:family="text">
      <style:text-properties style:font-name="Courier new" fo:font-size="10.5pt" style:font-size-asian="10.5pt" style:font-size-complex="10.5pt"/>
    </style:style>
    <style:style style:name="T32" style:family="text">
      <style:text-properties style:font-size-complex="10.5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2"/>
      <text:p text:style-name="P2"/>
      <text:p text:style-name="P3">ImageI/O EXT – Setup Guide</text:p>
      <text:p text:style-name="P3">V. 1.0</text:p>
      <text:p text:style-name="Standard"/>
      <text:p text:style-name="Standard"/>
      <text:p text:style-name="P2"><draw:frame draw:style-name="fr1" draw:name="immagini1" text:anchor-type="as-char" svg:width="3.3646in" svg:height="3.3646in" draw:z-index="0"><draw:image xlink:href="Pictures/10000201000001A1000001A12ED7DAAE.png" xlink:type="simple" xlink:show="embed" xlink:actuate="onLoad"/></draw:frame></text:p>
      <text:p text:style-name="P6"/>
      <text:p text:style-name="P4">Daniele Romagnoli</text:p>
      <text:p text:style-name="P4">Dott. Ing. Simone Giannecchini</text:p>
      <text:p text:style-name="P5"/>
      <text:p text:style-name="P5"/>
      <text:h text:style-name="Heading_20_1" text:outline-level="1"/>
      <text:h text:style-name="P12"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text:span><text:span text:style-name="Code">Apache-ant-1.7.0</text:span><text:span text:style-name="Code">\bin</text:span>).<text:line-break/></text:p>
      <text:h text:style-name="Heading_20_3" text:outline-level="3"><text:soft-page-break/>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text:soft-page-break/>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18">Kakadu (v. 5.2.6)</text:p>
        </text:list-item>
        <text:list-item>
          <text:p text:style-name="P18">MrSID (v 6.0.7)</text:p>
        </text:list-item>
        <text:list-item>
          <text:p text:style-name="P18">ECW (v 3.3)</text:p>
        </text:list-item>
      </text:list>
      <text:list text:style-name="L2">
        <text:list-item>
          <text:p text:style-name="P21">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solution properties (right click on the solution -&gt; Properties). Select <text:span text:style-name="T13">“Configuration Properties”</text:span> and switch the <text:span text:style-name="T13">Configuration</text:span> value from “<text:span text:style-name="T13">Debug</text:span>” to “<text:span text:style-name="T13">Release</text:span>”.</text:p>
      <text:p text:style-name="Standard"><draw:frame draw:style-name="fr2" draw:name="graphics4" text:anchor-type="paragraph" svg:width="2.3252in" svg:height="2.4453in" draw:z-index="44"><draw:image xlink:href="Pictures/10000000000001490000015A809A31C0.jpg" xlink:type="simple" xlink:show="embed" xlink:actuate="onLoad"/></draw:frame><text:soft-page-break/></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text:soft-page-break/>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Windows - VC7.1</text:span></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3">“products &amp; downloads” -&gt; “Image Compression SDK” </text:span>from the <text:span text:style-name="T13">Desktop</text:span> section. Download the <text:span text:style-name="T13">Image Compression SDK Source Code 3.3</text:span> file and extract this somewhere on your hard disk, as an instance on <text:span text:style-name="Code">C:\ExternalLibraries\libecwj2-3.3</text:span>. </text:p>
      <text:p text:style-name="Standard">Be sure you have <text:span text:style-name="T13">Microsoft Windows® Server 2003 R2 Platform SDK installed</text:span>. If not yet installed, download it from this location: <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6">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3.6193in" svg:height="0.9992in" draw:z-index="43"><draw:image xlink:href="Pictures/10000000000001F0000000895067B4B9.jpg" xlink:type="simple" xlink:show="embed" xlink:actuate="onLoad"/></draw:frame></text:p>
      <text:p text:style-name="Standard">Select <text:span text:style-name="T13">“Configuration Properties”</text:span> and switch the <text:span text:style-name="T13">Configuration</text:span> value from “<text:span text:style-name="T13">Debug</text:span>” to “<text:span text:style-name="T13">Release</text:span>”.</text:p>
      <text:p text:style-name="Standard">Finally, select the libecwj2 project in your solution explorer and change its properties as follow:</text:p>
      <text:p text:style-name="Standard"><text:span text:style-name="T13">Configuration Properties -&gt; C/C++ -&gt; General -&gt; Additional Include Directories</text:span>:</text:p>
      <text:p text:style-name="Standard"><text:soft-page-break/>add an entry referring the <text:span text:style-name="Code">include</text:span> subfolder of the Microsoft Windows® Server 2003 R2 Platform SDK (As an instance: <text:span text:style-name="T8">“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8">This could seem a strange workaround but it avoids errors when building GDAL against HDF4. </text:span></text:span></text:p>
      <text:p text:style-name="Standard"><text:span text:style-name="Code"><text:span text:style-name="T18">It is finally worth to point out that HDF4 leverages on some external libs: JPEG, ZLIB, SZIP. Be sure you have them. </text:span></text:span><text:a xlink:type="simple" xlink:href="http://hdf.ncsa.uiuc.edu/release4/obtain.html"><text:span text:style-name="Code"><text:span text:style-name="T8">http://hdf.ncsa.uiuc.edu/release4/obtain.html</text:span></text:span></text:a><text:span text:style-name="Code"><text:span text:style-name="T17"> </text:span></text:span><text:span text:style-name="Code"><text:span text:style-name="T18">also contains 3 links to download the required libraries: From the </text:span></text:span><text:span text:style-name="Code"><text:span text:style-name="T19">External Software</text:span></text:span><text:span text:style-name="Code"><text:span text:style-name="T18"> section -&gt; </text:span></text:span><text:span text:style-name="Code"><text:span text:style-name="T19">External Libraries used by HDF, f</text:span></text:span><text:span text:style-name="Code"><text:span text:style-name="T18">or each library, you need to select the “</text:span></text:span><text:span text:style-name="Code"><text:span text:style-name="T19">Pre-Compiled Binaries</text:span></text:span><text:span text:style-name="Code"><text:span text:style-name="T18">” link and select the Windows version.</text:span></text:span></text:p>
      <text:h text:style-name="Heading_20_6" text:outline-level="6"/>
      <text:h text:style-name="P13" text:outline-level="4">3.7.2 – GDAL Configuration</text:h>
      <text:p text:style-name="Standard">Firstly, you need to download GDAL 1.4.2 from OSGeo SVN. </text:p>
      <text:p text:style-name="Standard">You may use Tortoise SVN (available at: <text:a xlink:type="simple" xlink:href="http://tortoisesvn.net/downloads"><text:span text:style-name="T8">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3">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ext:soft-page-break/>This patch contains several changes for:</text:p>
      <text:list text:style-name="L3">
        <text:list-item>
          <text:p text:style-name="P22">Kakadu support: Multithreading added; More Kakadu options supported. Makefile modified</text:p>
        </text:list-item>
        <text:list-item>
          <text:p text:style-name="P22">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8">GDAL</text:span> folder on your hard-disk, then, from the contextual menu, select <text:span text:style-name="T13">TortoiseSVN -&gt;Apply patch...</text:span>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6">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oft-page-break/><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1">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1">MRSID_FLAGS = -DMRSID_J2K</text:span></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1">ECWLIB <text:s/>= <text:s/>$(ECWDIR)\lib\libecwj2.lib</text:span></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5"># Uncomment the following and update to enable NCSA HDF Release 4 support.</text:p>
      <text:p text:style-name="P9"><text:span text:style-name="T18">Supposing your HDF4 library has been placed in </text:span><text:span text:style-name="Code"><text:span text:style-name="T8">C:\ExternalLibraries\HDF4</text:span></text:span><text:span text:style-name="T18">, edit the next 2 lines, like this:</text:span></text:p>
      <text:p text:style-name="P16">HDF4_DIR =<text:tab/>c:\ExternalLibraries\HDF4\release</text:p>
      <text:p text:style-name="P16"><text:span text:style-name="Code"><text:span text:style-name="T21">HDF4_LIB =<text:tab/>/LIBPATH:$(HDF4_DIR)\libpath</text:span></text:span></text:p>
      <text:p text:style-name="Standard"/>
      <text:h text:style-name="Heading_20_6" text:outline-level="6">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text:soft-page-break/>When the build is terminated, you need to generate JAVA bindings<text:span text:style-name="T8">.</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6">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3" text:outline-level="4">3.7.5 – Final Settings</text:h>
      <text:p text:style-name="Text_20_body">At this point, you should have:</text:p>
      <text:list text:style-name="L4">
        <text:list-item>
          <text:p text:style-name="P31">some external DLLs (for Kakadu, ECW, MrSID<text:span text:style-name="Code">, </text:span><text:span text:style-name="Code"><text:span text:style-name="T18">HDF4</text:span></text:span>)</text:p>
        </text:list-item>
        <text:list-item>
          <text:p text:style-name="P31">a GDAL DLL (<text:span text:style-name="Code">gdal14.dll</text:span>)</text:p>
        </text:list-item>
        <text:list-item>
          <text:p text:style-name="P31">4 JNI DLL (<text:span text:style-name="Code">gdalconstjni.dll, gdaljni.dll, ogrjni.dll, osrjni.dll</text:span>)</text:p>
        </text:list-item>
        <text:list-item>
          <text:p text:style-name="P31">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8">GDAL_DATA</text:span> environment variable. This need to be set with your <text:span text:style-name="T6">GDAL\DATA</text:span> location in order to properly evaluate EPSG codes.</text:p>
      <text:p text:style-name="Text_20_body"/>
      <text:h text:style-name="Heading_20_3" text:outline-level="3"><text:soft-page-break/>3.8 – ImageMagick &amp; Jmagick</text:h>
      <text:p text:style-name="Text_20_body">The ImageI/O-Ext project provides an additional plugin to handle JPEG format, leveraging on Jmagick. In order to build and use this plugin, you need to download and install the ImageMagick library from this site: <text:a xlink:type="simple" xlink:href="ftp://ftp.imagemagick.org/pub/ImageMagick/binaries/ImageMagick-6.3.6-1-Q16-windows-dll.exe"><text:span text:style-name="Code">ftp://ftp.imagemagick.org/pub/ImageMagick/binaries/ImageMagick-6.3.6-1-Q16-windows-dll.exe</text:span></text:a></text:p>
      <text:p text:style-name="Text_20_body">Future versions of this document will provide instructions about how to build ImageMagick from source, in order to avoid installation. (Actually, Jmagick JPEG plugin is not automatically build with maven. If you want to build it, enter the <text:span text:style-name="T12">plugin/jmagickjpeg</text:span> folder and run <text:span text:style-name="T12">mvn install</text:span>).<text:line-break/></text:p>
      <text:h text:style-name="Heading_20_3" text:outline-level="3">3.9 – ImageI/O-EXT Project</text:h>
      <text:p text:style-name="Standard">You need to download the <text:span text:style-name="T3">imageio-ext</text:span> project from Java.net SVN. To do this, you need to create a <text:span text:style-name="T6">imageio-ext</text:span> folder and use Tortoise SVN as explained in section 3.7.1.</text:p>
      <text:p text:style-name="Standard">The URL of repository for the <text:span text:style-name="T13">SVN Checkout</text:span> command is <text:a xlink:type="simple" xlink:href="https://imageio-ext.dev.java.net/svn/imageio-ext/trunk"><text:span text:style-name="Code">https://imageio-ext.dev.java.net/svn/imageio-ext/trunk</text:span></text:a></text:p>
      <text:p text:style-name="Standard"/>
      <text:h text:style-name="P14" text:outline-level="4">3.9.1 – DLL deployment instructions (Optional)</text:h>
      <text:p text:style-name="Standard"><text:span text:style-name="T23">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o deploy available DLLs, specify </text:span><text:span text:style-name="T10">-Pwindows</text:span><text:span text:style-name="T23">.</text:span></text:p>
      <text:h text:style-name="P14" text:outline-level="4">3.9.2 – ImageI/O-Ext Project building </text:h>
      <text:p text:style-name="Standard">To build the ImageI/O-Ext project, enter in <text:span text:style-name="Code">imageio-ext\trunk\</text:span> and run: <text:line-break/><text:span text:style-name="Code">mvn install-Dmaven.test.skip </text:span>(or <text:span text:style-name="T6">-Pwindows</text:span>, depending on your needs, as specified in 3.9.1). <text:s/>This command will build all required modules and plugins and store the produced JARS in the maven repository. </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text:soft-page-break/>3.9.3 – ECLIPSE settings</text:h>
      <text:p text:style-name="Standard"><text:span text:style-name="T21">First of all, you may download Eclipse from this site: </text:span><text:a xlink:type="simple" xlink:href="http://www.eclipse.org/downloads/"><text:span text:style-name="Code"><text:span text:style-name="T21">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1">Alternatively, if you are interested in a single plugin, you may enter in the proper subfolder, as an instance, </text:span><text:span text:style-name="Code"><text:span text:style-name="T21">imageio-ext\trunk\plugin\gdalkakadujp2 </text:span></text:span><text:span text:style-name="T21">and run the same command.</text:span></text:p>
      <text:p text:style-name="P11"/>
      <text:p text:style-name="Standard"><text:span text:style-name="T21">A</text:span>t this point, you should be ready to run eclipse and import the just produced projects from eclipse as follow. From the Eclipse <text:span text:style-name="T13">File</text:span> menu:<text:lin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4">M2_REPO</text:span> variable has been defined.<text:line-break/>To define it, click on “<text:span text:style-name="T13">Add Variable”-&gt;“Configure Variables...”-&gt;“New...” </text:span><text:span text:style-name="T25">Set </text:span>“<text:span text:style-name="T24">M2_REPO</text:span>” as Name and a proper location as Path... usually, the maven repo is located on <text:span text:style-name="Code">/root/m2/repository</text:span>. <text:line-break/><text:line-break/>Select a test class from src/test/java of a plugin project and select <text:span text:style-name="T13">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P9"><text:soft-page-break/>-Dorg.geotools.test.interactive=true</text:p>
      <text:p text:style-name="Standard"/>
      <text:h text:style-name="P12"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Code"><text:span text:style-name="T6">/usr/java</text:span></text:span>, go in<text:span text:style-name="T6"> </text:span><text:span text:style-name="Code"><text:span text:style-name="T26">/usr/java</text:span></text:span> and run: <text:span text:style-name="Code"><text:span text:style-name="T6">./jdk-1_5_0_12-linux-i586.bin</text:span></text:span><text:line-break/><text:line-break/>Usually, Fedora Core 5 distribution comes with a OLD java version (as an instance, 1.4.2). Now, you should change the symbolic links on your <text:span text:style-name="Code">etc/alternatives.</text:span><text:line-break/>from <text:span text:style-name="Code">etc/alternatives</text:span> run: <text:line-break/><text:span text:style-name="Code">rm java<text:line-break/>rm jre<text:line-break/>ln -s /usr/java/jdk1.5.0_12/bin/java /etc/alternatives/java<text:line-break/>ln -s /usr/java/jdk1.5.0_12/jre /etc/alternatives/jre </text:span><text:line-break/></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text:soft-pag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8">yum update swig</text:span> <text:line-break/></text:p>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text:soft-page-break/>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24">Kakadu (v. 5.2.6)</text:p>
        </text:list-item>
        <text:list-item>
          <text:p text:style-name="P24">MrSID (v 6.0.7)</text:p>
        </text:list-item>
        <text:list-item>
          <text:p text:style-name="P24">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8">coresys/make</text:span> and modify the <text:span text:style-name="T8">Makefile-Linux-x86-gcc</text:span> file as follow:</text:p>
      <text:p text:style-name="Text_20_body">Enable the static build by setting <text:span text:style-name="T6">KDU_GLIBS = -static -static-libgcc</text:span></text:p>
      <text:p text:style-name="Text_20_body">Then run make: <text:span text:style-name="T6">make -f Makefile-Linux-x86-gcc</text:span> </text:p>
      <text:p text:style-name="Text_20_body">This will generate libs in <text:span text:style-name="T8">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6">apps/make</text:span> and modify the <text:span text:style-name="T6">Makefile-Linux-x86-gcc</text:span> file as follow:</text:p>
      <text:p text:style-name="Text_20_body">Enable the static build by setting <text:span text:style-name="T6">KDU_GLIBS = -static -static-libgcc</text:span></text:p>
      <text:p text:style-name="Text_20_body">Set <text:span text:style-name="Code">LIB_SRC</text:span> as follow: <text:span text:style-name="T6">LIB_SRC=$(LIB_DIR)/libkdu.a</text:span></text:p>
      <text:p text:style-name="Text_20_body">Then, run make: <text:span text:style-name="T8">make -f Makefile-Linux-x86-gcc </text:span></text:p>
      <text:p text:style-name="Text_20_body">Finally, run <text:span text:style-name="T8">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Linux (x86) - gcc 3.4</text:span></text:span>) </text:p>
      <text:h text:style-name="Heading_20_6" text:outline-level="6"><text:soft-page-break/>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3">“products &amp; downloads” -&gt; “Image Compression SDK” </text:span>from the <text:span text:style-name="T13">Desktop</text:span> section. Download the <text:span text:style-name="T13">Image Compression SDK Source Code 3.3</text:span> file and extract this somewhere on your hard disk, as an instance on <text:span text:style-name="Code">/home/geosolutionsuser/libs/libecwj2</text:span></text:p>
      <text:p text:style-name="P29">From the command line, just enter this folder and simply run:</text:p>
      <text:p text:style-name="P30">./configure</text:p>
      <text:p text:style-name="P30">make</text:p>
      <text:p text:style-name="P29"><text:span text:style-name="T31">sudo make install</text:span> (As you may notice, this command requires administrator privileges)</text:p>
      <text:p text:style-name="P29">The last command will copy all the libs in the <text:span text:style-name="T31">usr/local/lib</text:span> folder. By this way, when configuring GDAL (as explained in the next chapter) it will automatically setup the build to support the ECW format. </text:p>
      <text:h text:style-name="P13" text:outline-level="4">4.7.2 – GDAL Configuration</text:h>
      <text:p text:style-name="Standard">Firstly, you need to download GDAL 1.4.2 from OSGeo SVN. Enter the folder where you want to download GDAL and run: <text:span text:style-name="Code"><text:span text:style-name="T27">svn co http://svn.osgeo.org/gdal/tags/1.4.2/gdal</text:span></text:span><text:span text:style-name="T8"> gdal</text:span></text:p>
      <text:p text:style-name="Standard">Then, you need to apply the patch available at this location:</text:p>
      <text:p text:style-name="Standard"><text:a xlink:type="simple" xlink:href="https://imageio-ext.dev.java.net/svn/imageio-ext/trunk/jiio-ext/patches/1.4.2GDAL.patch"><text:span text:style-name="T8">https://imageio-ext.dev.java.net/svn/imageio -ext/trunk/patches/1.4.2GDAL.patch</text:span></text:a></text:p>
      <text:p text:style-name="Standard"/>
      <text:p text:style-name="Standard">This patch contains several changes for:</text:p>
      <text:list text:style-name="L6">
        <text:list-item>
          <text:p text:style-name="P26">Kakadu support: Multithreading added; More Kakadu options supported. Makefile modified</text:p>
        </text:list-item>
        <text:list-item>
          <text:p text:style-name="P26">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text:span text:style-name="Code">patch -p0 &lt;PATH_TO_DOWNLOADED_PATCH/1.4.2GDAL.patch </text:span></text:p>
      <text:p text:style-name="Standard">(where <text:span text:style-name="Code"><text:span text:style-name="T8">PATH_TO_DOWNLOADED_PATCH</text:span></text:span> represent the location where you downloaded the patch, as an instance,<text:span text:style-name="Code"> </text:span><text:span text:style-name="Code"><text:span text:style-name="T28">/home/me/Desktop/</text:span></text:span><text:span text:style-name="T8">)</text:span></text:p>
      <text:p text:style-name="Text_20_body"><text:soft-page-break/>Be sure you properly set the <text:span text:style-name="T8">GDAL_DATA</text:span> environment variable. This need to be set with your <text:span text:style-name="Code"><text:span text:style-name="T6">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8">./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p text:style-name="Standard"/>
      <text:h text:style-name="Heading_20_6" text:outline-level="6">4<text:bookmark-start text:name="DDE_LINK111111"/>.7.2.1 – <text:bookmark-end text:name="DDE_LINK111111"/>Kakadu configuration option </text:h>
      <text:p text:style-name="Standard">Add <text:span text:style-name="T8">--with-kakadu=KAKADU_FOLDER --without-libtool</text:span> option to the <text:span text:style-name="T8">./configure </text:span>command, where <text:span text:style-name="T8">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8">GDAL/frmts/jp2kakadu/GNUmakefile</text:span> file is properly set. Probably, you should add <text:span text:style-name="T8">$(KAKDIR)/apps/make/kdu_stripe_decompressor.o</text:span> to the <text:span text:style-name="T8">APPOBJ</text:span> setting.</text:p>
      <text:p text:style-name="Standard"/>
      <text:h text:style-name="Heading_20_6" text:outline-level="6">4<text:bookmark-start text:name="DDE_LINK1111111"/>.7.2.2 – <text:bookmark-end text:name="DDE_LINK1111111"/>MrSID configuration option </text:h>
      <text:p text:style-name="Standard">Add <text:span text:style-name="T8">--with-mrsid=MRSID_FOLDER </text:span>option to the <text:span text:style-name="T8">./configure </text:span>command, where <text:span text:style-name="T8">MRSID_FOLDER</text:span> represents the path where you previously downloaded GeoDSDK.</text:p>
      <text:p text:style-name="Standard"/>
      <text:p text:style-name="P11"><text:span text:style-name="T5">NOTE</text:span>: During the future build process (4.7.3) a similar error could occur:</text:p>
      <text:p text:style-name="P9"><text:span text:style-name="Code"><text:span text:style-name="T22">/......./include/base/lti_sceneBuffer.h:356: </text:span></text:span><text:span text:style-name="Code"><text:span text:style-name="T21"><text:line-break/>error: extra qualification 'LizardTech::LTISceneBuffer::' on member </text:span></text:span></text:p>
      <text:p text:style-name="Standard"><text:span text:style-name="T21">You need to fix the issue in the </text:span><text:span text:style-name="T22">header </text:span><text:span text:style-name="T8">MRSID_FOLDER/include/</text:span><text:span text:style-name="T9">base/lti_sceneBuffer.h</text:span><text:span text:style-name="T21"> by simply removing the extra qualification from the </text:span><text:span text:style-name="T8">inWindow</text:span><text:span text:style-name="T21"> declaration. Line 356 should look <text:line-break/>like this: </text:span><text:span text:style-name="T8">bool inWindow(lt_uint32 x, lt_uint32 y) const; </text:span><text:span text:style-name="T21"><text:line-break/>Then repeat build process as suggested in 4.7.3.</text:span></text:p>
      <text:p text:style-name="Standard"/>
      <text:h text:style-name="Heading_20_6" text:outline-level="6"><text:soft-page-break/>4.7.3 – GDAL Building</text:h>
      <text:p text:style-name="Standard"><text:span text:style-name="T21">Finally</text:span>, you are ready to build GDAL. Supposing you properly configured it as explained in section 4.7.2, run the following commands:</text:p>
      <text:p text:style-name="P9">make clean</text:p>
      <text:p text:style-name="P9">make</text:p>
      <text:p text:style-name="Standard"><text:span text:style-name="T8">sudo make install </text:span><text:span text:style-name="T29">(As you may notice, this command</text:span> requires administrator privileges)</text:p>
      <text:p text:style-name="Standard">When the build is terminated, run <text:span text:style-name="T31">sudo </text:span><text:span text:style-name="T8">ldconfig</text:span>. </text:p>
      <text:p text:style-name="Standard">Next step is generating JAVA bindings.</text:p>
      <text:p text:style-name="Standard"/>
      <text:h text:style-name="Heading_20_4" text:outline-level="4">4.7.4 – Generating JAVA Bindings</text:h>
      <text:p text:style-name="P35">SWIG will generate java bindings for you. </text:p>
      <text:p text:style-name="Text_20_body"><text:span text:style-name="T21">As a first step, check your </text:span><text:span text:style-name="Code"><text:span text:style-name="T16">GDAL/SWIG/JAVA/java.opt</text:span></text:span><text:span text:style-name="T21"> is properly configured. (Basically, you need to check the </text:span><text:span text:style-name="T8">JAVA_HOME, JAVA_INCLUDE </text:span><text:span text:style-name="T21">and </text:span><text:span text:style-name="T8">ANT_HOME</text:span><text:span text:style-name="T21"> variables are properly set. Be sure the following line exists: </text:span><text:span text:style-name="T8">JAVA_INCLUDE=-I$(JAVA_HOME)/include -I$(JAVA_HOME)/include/linux</text:span><text:span text:style-name="T21"> )</text:span></text:p>
      <text:p text:style-name="Text_20_body"><text:span text:style-name="T30">A second step is required in order </text:span>to customize the compiler options (This is needed to change default optimizations settings, which may cause JVM crashes). <text:s/>Just define a <text:span text:style-name="T31">CXXFLAGS</text:span> as shown below:</text:p>
      <text:p text:style-name="Text_20_body"><text:span text:style-name="T21"><text:s/></text:span><text:span text:style-name="Code"><text:span text:style-name="T16">export CXXFLAGS=-O1 </text:span></text:span><text:span text:style-name="Code"><text:span text:style-name="T29">(Note that the minus sign “-” is followed by the “O” letter instead of the “zero” digit)</text:span></text:span><text:span text:style-name="Code"><text:span text:style-name="T16"> </text:span></text:span></text:p>
      <text:p text:style-name="Text_20_body"><text:span text:style-name="T21">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8">/usr/local/lib</text:span> using the command:</text:p>
      <text:p text:style-name="Text_20_body"><text:span text:style-name="T31">sudo cp *.so /usr/local/lib</text:span> <text:span text:style-name="T29">(As you may notice, this command requires </text:span>administrator privileges)</text:p>
      <text:p text:style-name="Text_20_body"><text:soft-page-break/><text:s/>Finally, run <text:span text:style-name="T31">sudo </text:span><text:span text:style-name="T8">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1">svn co </text:span></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line-break/><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21">First of all, you may download Eclipse from this site: </text:span><text:a xlink:type="simple" xlink:href="http://www.eclipse.org/downloads/"><text:span text:style-name="Code"><text:span text:style-name="T21">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1">Alternatively, if you are interested in a single plugin, you may enter in the proper subfolder, as an instance, </text:span><text:span text:style-name="Code"><text:span text:style-name="T21">imageio-ext/trunk/plugin/gdalkakadujp2 </text:span></text:span><text:span text:style-name="T21">and run the same command.</text:span></text:p>
      <text:p text:style-name="P11"/>
      <text:p text:style-name="Standard"><text:span text:style-name="T21">A</text:span>t this point, you should be ready to run eclipse and import the just produced projects from eclipse as follow. From the main <text:span text:style-name="T13">File</text:span> menu:<text:line-break/><text:soft-pag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4">M2_REPO</text:span> variable has been defined.<text:line-break/>To define it, click on “<text:span text:style-name="T13">Add Variable”-&gt;“Configure Variables...”-&gt;“New...” </text:span><text:span text:style-name="T25">Set </text:span>“<text:span text:style-name="T24">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13">Run As-&gt;Open Run Dialog</text:span>.<text:line-break/>Then select the “<text:span text:style-name="T13">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Standard"><text:span text:style-name="T8">-Dorg.geotools.test.interactive=tr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ae_AlArabiya" svg:font-family="ae_AlArabiya"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783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0.5in" fo:margin-right="0in" fo:text-indent="0in" style:auto-text-indent="false"/>
    </style:style>
    <style:style style:name="WW-Testo_20_fumetto" style:display-name="WW-Testo fumetto"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in" fo:margin-right="0in" fo:hyphenation-ladder-count="no-limit" fo:text-indent="0in"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fo:font-family="Wingdings" style:font-charset="x-symbol"/>
      </text:list-level-style-bullet>
      <text:list-level-style-bullet text:level="2" text:style-name="WW8Num2z1" style:num-suffix="." text:bullet-char="">
        <style:list-level-properties text:space-before="0.5in" text:min-label-width="0.25in"/>
        <style:text-properties fo:font-family="'Wingdings 2'" style:font-charset="x-symbol"/>
      </text:list-level-style-bullet>
      <text:list-level-style-bullet text:level="3" text:style-name="WW8Num2z2" style:num-suffix="." text:bullet-char="■">
        <style:list-level-properties text:space-before="0.75in" text:min-label-width="0.25in"/>
        <style:text-properties style:font-name="StarSymbol"/>
      </text:list-level-style-bullet>
      <text:list-level-style-bullet text:level="4" text:style-name="WW8Num2z0" style:num-suffix="." text:bullet-char="">
        <style:list-level-properties text:space-before="1in" text:min-label-width="0.25in"/>
        <style:text-properties fo:font-family="Wingdings" style:font-charset="x-symbol"/>
      </text:list-level-style-bullet>
      <text:list-level-style-bullet text:level="5" text:style-name="WW8Num2z1" style:num-suffix="." text:bullet-char="">
        <style:list-level-properties text:space-before="1.25in" text:min-label-width="0.25in"/>
        <style:text-properties fo:font-family="'Wingdings 2'" style:font-charset="x-symbol"/>
      </text:list-level-style-bullet>
      <text:list-level-style-bullet text:level="6" text:style-name="WW8Num2z2" style:num-suffix="." text:bullet-char="■">
        <style:list-level-properties text:space-before="1.5in" text:min-label-width="0.25in"/>
        <style:text-properties style:font-name="StarSymbol"/>
      </text:list-level-style-bullet>
      <text:list-level-style-bullet text:level="7" text:style-name="WW8Num2z0" style:num-suffix="." text:bullet-char="">
        <style:list-level-properties text:space-before="1.75in" text:min-label-width="0.25in"/>
        <style:text-properties fo:font-family="Wingdings" style:font-charset="x-symbol"/>
      </text:list-level-style-bullet>
      <text:list-level-style-bullet text:level="8" text:style-name="WW8Num2z1" style:num-suffix="." text:bullet-char="">
        <style:list-level-properties text:space-before="2in" text:min-label-width="0.25in"/>
        <style:text-properties fo:font-family="'Wingdings 2'" style:font-charset="x-symbol"/>
      </text:list-level-style-bullet>
      <text:list-level-style-bullet text:level="9" text:style-name="WW8Num2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fo:font-family="Wingdings" style:font-charset="x-symbol"/>
      </text:list-level-style-bullet>
      <text:list-level-style-bullet text:level="2" text:style-name="WW8Num3z1" style:num-suffix="." text:bullet-char="">
        <style:list-level-properties text:space-before="0.5in" text:min-label-width="0.25in"/>
        <style:text-properties fo:font-family="'Wingdings 2'" style:font-charset="x-symbol"/>
      </text:list-level-style-bullet>
      <text:list-level-style-bullet text:level="3" text:style-name="WW8Num3z2" style:num-suffix="." text:bullet-char="■">
        <style:list-level-properties text:space-before="0.75in" text:min-label-width="0.25in"/>
        <style:text-properties style:font-name="StarSymbol"/>
      </text:list-level-style-bullet>
      <text:list-level-style-bullet text:level="4" text:style-name="WW8Num3z0" style:num-suffix="." text:bullet-char="">
        <style:list-level-properties text:space-before="1in" text:min-label-width="0.25in"/>
        <style:text-properties fo:font-family="Wingdings" style:font-charset="x-symbol"/>
      </text:list-level-style-bullet>
      <text:list-level-style-bullet text:level="5" text:style-name="WW8Num3z1" style:num-suffix="." text:bullet-char="">
        <style:list-level-properties text:space-before="1.25in" text:min-label-width="0.25in"/>
        <style:text-properties fo:font-family="'Wingdings 2'" style:font-charset="x-symbol"/>
      </text:list-level-style-bullet>
      <text:list-level-style-bullet text:level="6" text:style-name="WW8Num3z2" style:num-suffix="." text:bullet-char="■">
        <style:list-level-properties text:space-before="1.5in" text:min-label-width="0.25in"/>
        <style:text-properties style:font-name="StarSymbol"/>
      </text:list-level-style-bullet>
      <text:list-level-style-bullet text:level="7" text:style-name="WW8Num3z0" style:num-suffix="." text:bullet-char="">
        <style:list-level-properties text:space-before="1.75in" text:min-label-width="0.25in"/>
        <style:text-properties fo:font-family="Wingdings" style:font-charset="x-symbol"/>
      </text:list-level-style-bullet>
      <text:list-level-style-bullet text:level="8" text:style-name="WW8Num3z1" style:num-suffix="." text:bullet-char="">
        <style:list-level-properties text:space-before="2in" text:min-label-width="0.25in"/>
        <style:text-properties fo:font-family="'Wingdings 2'" style:font-charset="x-symbol"/>
      </text:list-level-style-bullet>
      <text:list-level-style-bullet text:level="9" text:style-name="WW8Num3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9839in" fo:margin-bottom="0.4917in" fo:margin-left="0.7874in" fo:margin-right="0.7874in" fo:background-color="#ffffff" style:writing-mode="lr-tb" style:layout-grid-color="#c0c0c0" style:layout-grid-lines="40" style:layout-grid-base-height="0.1528in" style:layout-grid-ruby-height="0.0972in" style:layout-grid-mode="none" style:layout-grid-ruby-below="false" style:layout-grid-print="false" style:layout-grid-display="false" style:layout-grid-base-width="0.278in" style:layout-grid-snap-to-characters="true" style:layout-grid-square-mode="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9</text:page-number></text:span><text:span text:style-name="T1"> of </text:span><text:span text:style-name="T1"><text:page-count>21</text:page-count></text:span></text:p>
        <text:p text:style-name="Footer"><text:span text:style-name="T1"><draw:frame draw:style-name="fr1" draw:name="immagini10" text:anchor-type="as-char" svg:width="0.689in" svg:height="0.7091in" draw:z-index="21"><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0.689in" svg:height="0.7091in" draw:z-index="42"><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lessio Fabiani</meta:initial-creator>
    <meta:creation-date>2007-06-12T11:59:00</meta:creation-date>
    <dc:creator>Daniele</dc:creator>
    <dc:date>2007-11-20T14:39:04</dc:date>
    <meta:print-date>2007-08-14T13:10:15</meta:print-date>
    <meta:editing-cycles>175</meta:editing-cycles>
    <meta:editing-duration>P3DT23H28M5S</meta:editing-duration>
    <meta:user-defined meta:name="Info 1"/>
    <meta:user-defined meta:name="Info 2"/>
    <meta:user-defined meta:name="Info 3"/>
    <meta:user-defined meta:name="Info 4"/>
    <meta:document-statistic meta:table-count="1" meta:image-count="5" meta:object-count="0" meta:page-count="21" meta:paragraph-count="296" meta:word-count="5244" meta:character-count="32203"/>
  </office:meta>
</office:document-meta>
</file>